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rive.google.com/drive/folders/1Ntg5lncn2plJAy6NKDado4xXCYKRdSfa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5:51:49.384190151</meta:creation-date>
    <dc:date>2020-12-13T15:52:16.683614692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84" meta:non-whitespace-character-count="84"/>
    <meta:generator>LibreOffice/6.4.6.2$Linux_X86_64 LibreOffice_project/40$Build-2</meta:generator>
  </office:meta>
</office:document-meta>
</file>